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solid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1.27cm" svg:x="4.81cm" svg:y="2.905cm">
          <text:p text:style-name="P1">Book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3.81cm" svg:height="1.27cm" svg:x="2.905cm" svg:y="9.255cm">
          <text:p text:style-name="P1">Librar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id="id3" draw:layer="layout" svg:width="2.54cm" svg:height="1.27cm" svg:x="9.89cm" svg:y="2.905cm">
          <text:p text:style-name="P1">Copy</text:p>
          <text:p text:style-name="P1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id="id1" draw:layer="layout" svg:width="3.81cm" svg:height="1.27cm" svg:x="13.065cm" svg:y="9.89cm">
          <text:p text:style-name="P1">Us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id="id2" draw:layer="layout" svg:width="3.81cm" svg:height="1.27cm" svg:x="13.065cm" svg:y="6.715cm">
          <text:p text:style-name="P1">Loan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layer="layout" svg:width="0.739cm" svg:height="0.721cm" svg:x="7.35cm" svg:y="2.905cm">
          <draw:text-box>
            <text:p>1</text:p>
          </draw:text-box>
        </draw:frame>
        <draw:frame draw:style-name="gr2" draw:layer="layout" svg:width="0.667cm" svg:height="0.721cm" svg:x="9.255cm" svg:y="2.905cm">
          <draw:text-box>
            <text:p>*</text:p>
          </draw:text-box>
        </draw:frame>
        <draw:connector draw:style-name="gr3" draw:text-style-name="P1" draw:layer="layout" svg:x1="14.969cm" svg:y1="9.89cm" svg:x2="14.969cm" svg:y2="7.985cm" draw:start-shape="id1" draw:start-glue-point="4" draw:end-shape="id2" draw:end-glue-point="6" svg:d="m14969 9890v-1905">
          <text:p/>
        </draw:connector>
        <draw:frame draw:style-name="gr2" draw:layer="layout" svg:width="0.739cm" svg:height="0.721cm" svg:x="14.97cm" svg:y="9.169cm">
          <draw:text-box>
            <text:p>1</text:p>
          </draw:text-box>
        </draw:frame>
        <draw:frame draw:style-name="gr2" draw:layer="layout" svg:width="0.667cm" svg:height="0.721cm" svg:x="14.97cm" svg:y="7.985cm">
          <draw:text-box>
            <text:p>*</text:p>
          </draw:text-box>
        </draw:frame>
        <draw:connector draw:style-name="gr3" draw:text-style-name="P1" draw:layer="layout" svg:x1="14.969cm" svg:y1="6.715cm" svg:x2="11.159cm" svg:y2="4.175cm" draw:start-shape="id2" draw:start-glue-point="5" draw:end-shape="id3" draw:end-glue-point="6" svg:d="m14969 6715v-1269h-3810v-1271">
          <text:p/>
        </draw:connector>
        <draw:frame draw:style-name="gr2" draw:layer="layout" svg:width="0.739cm" svg:height="0.721cm" svg:x="11.16cm" svg:y="4.175cm">
          <draw:text-box>
            <text:p>1</text:p>
          </draw:text-box>
        </draw:frame>
        <draw:frame draw:style-name="gr2" draw:layer="layout" svg:width="0.739cm" svg:height="0.721cm" svg:x="14.97cm" svg:y="6.08cm">
          <draw:text-box>
            <text:p>1</text:p>
          </draw:text-box>
        </draw:frame>
        <draw:frame draw:style-name="gr2" draw:layer="layout" svg:width="0.739cm" svg:height="0.721cm" svg:x="6.715cm" svg:y="7.985cm">
          <draw:text-box>
            <text:p>1</text:p>
          </draw:text-box>
        </draw:frame>
        <draw:frame draw:style-name="gr2" draw:layer="layout" svg:width="0.667cm" svg:height="0.721cm" svg:x="12.43cm" svg:y="6.715cm">
          <draw:text-box>
            <text:p>*</text:p>
          </draw:text-box>
        </draw:frame>
        <draw:line draw:style-name="gr4" draw:text-style-name="P1" draw:layer="layout" svg:x1="6.715cm" svg:y1="9.255cm" svg:x2="10.525cm" svg:y2="4.175cm">
          <text:p/>
        </draw:line>
        <draw:line draw:style-name="gr4" draw:text-style-name="P1" draw:layer="layout" svg:x1="7.35cm" svg:y1="3.54cm" svg:x2="9.89cm" svg:y2="3.5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Tobias Södergren</meta:initial-creator>
    <meta:creation-date>2010-02-04T22:25:37</meta:creation-date>
    <dc:date>2010-02-05T08:54:23</dc:date>
    <dc:creator>Anders Janmyr</dc:creator>
    <meta:editing-duration>PT03H12M02S</meta:editing-duration>
    <meta:editing-cycles>2</meta:editing-cycles>
    <meta:generator>OpenOffice.org/3.1$Unix OpenOffice.org_project/310m19$Build-9420</meta:generator>
    <meta:document-statistic meta:object-count="17"/>
  </office:meta>
</office:document-meta>
</file>